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style:rel-width="100%" table:align="left"/>
    </style:style>
    <style:style style:name="Table4.A" style:family="table-column">
      <style:table-column-properties style:column-width="6.055cm" style:rel-column-width="3433*"/>
    </style:style>
    <style:style style:name="Table4.B" style:family="table-column">
      <style:table-column-properties style:column-width="5.345cm" style:rel-column-width="3030*"/>
    </style:style>
    <style:style style:name="Table4.C" style:family="table-column">
      <style:table-column-properties style:column-width="5.599cm" style:rel-column-width="3174*"/>
    </style:style>
    <style:style style:name="Table4.A1" style:family="table-cell">
      <style:table-cell-properties fo:padding="0.302cm" fo:border-left="1.7pt solid #808080" fo:border-right="none" fo:border-top="1.7pt solid #808080" fo:border-bottom="0.05pt solid #808080"/>
    </style:style>
    <style:style style:name="Table4.B1" style:family="table-cell">
      <style:table-cell-properties fo:padding="0.302cm" fo:border-left="0.05pt solid #808080" fo:border-right="none" fo:border-top="1.7pt solid #808080" fo:border-bottom="0.05pt solid #808080"/>
    </style:style>
    <style:style style:name="Table4.C1" style:family="table-cell">
      <style:table-cell-properties fo:padding="0.302cm" fo:border-left="0.05pt solid #808080" fo:border-right="1.7pt solid #808080" fo:border-top="1.7pt solid #808080" fo:border-bottom="0.05pt solid #808080"/>
    </style:style>
    <style:style style:name="Table4.A2" style:family="table-cell">
      <style:table-cell-properties fo:padding="0.302cm" fo:border-left="1.7pt solid #808080" fo:border-right="none" fo:border-top="none" fo:border-bottom="0.05pt solid #808080"/>
    </style:style>
    <style:style style:name="Table4.B2" style:family="table-cell">
      <style:table-cell-properties fo:padding="0.302cm" fo:border-left="0.05pt solid #808080" fo:border-right="none" fo:border-top="none" fo:border-bottom="0.05pt solid #808080"/>
    </style:style>
    <style:style style:name="Table4.C2" style:family="table-cell">
      <style:table-cell-properties fo:padding="0.302cm" fo:border-left="0.05pt solid #808080" fo:border-right="1.7pt solid #808080" fo:border-top="none" fo:border-bottom="0.05pt solid #808080"/>
    </style:style>
    <style:style style:name="Table4.A6" style:family="table-cell">
      <style:table-cell-properties fo:padding="0.302cm" fo:border-left="1.7pt solid #808080" fo:border-right="none" fo:border-top="none" fo:border-bottom="1.7pt solid #808080"/>
    </style:style>
    <style:style style:name="Table4.B6" style:family="table-cell">
      <style:table-cell-properties fo:padding="0.302cm" fo:border-left="0.05pt solid #808080" fo:border-right="none" fo:border-top="none" fo:border-bottom="1.7pt solid #808080"/>
    </style:style>
    <style:style style:name="Table4.C6" style:family="table-cell">
      <style:table-cell-properties fo:padding="0.302cm" fo:border-left="0.05pt solid #808080" fo:border-right="1.7pt solid #808080" fo:border-top="none" fo:border-bottom="1.7pt solid #808080"/>
    </style:style>
    <style:style style:name="Table5" style:family="table">
      <style:table-properties style:width="17cm" style:rel-width="100%" table:align="left"/>
    </style:style>
    <style:style style:name="Table5.A" style:family="table-column">
      <style:table-column-properties style:column-width="6.666cm" style:rel-column-width="25697*"/>
    </style:style>
    <style:style style:name="Table5.B" style:family="table-column">
      <style:table-column-properties style:column-width="5.112cm" style:rel-column-width="19703*"/>
    </style:style>
    <style:style style:name="Table5.C" style:family="table-column">
      <style:table-column-properties style:column-width="5.223cm" style:rel-column-width="20134*"/>
    </style:style>
    <style:style style:name="Table5.A1" style:family="table-cell">
      <style:table-cell-properties fo:padding="0.302cm" fo:border-left="1.7pt solid #808080" fo:border-right="none" fo:border-top="1.7pt solid #808080" fo:border-bottom="0.05pt solid #808080"/>
    </style:style>
    <style:style style:name="Table5.B1" style:family="table-cell">
      <style:table-cell-properties fo:padding="0.302cm" fo:border-left="0.05pt solid #808080" fo:border-right="none" fo:border-top="1.7pt solid #808080" fo:border-bottom="0.05pt solid #808080"/>
    </style:style>
    <style:style style:name="Table5.C1" style:family="table-cell">
      <style:table-cell-properties fo:padding="0.302cm" fo:border-left="0.05pt solid #808080" fo:border-right="1.7pt solid #808080" fo:border-top="1.7pt solid #808080" fo:border-bottom="0.05pt solid #808080"/>
    </style:style>
    <style:style style:name="Table5.2" style:family="table-row">
      <style:table-row-properties style:min-row-height="1.042cm"/>
    </style:style>
    <style:style style:name="Table5.A2" style:family="table-cell">
      <style:table-cell-properties fo:padding="0.302cm" fo:border-left="1.7pt solid #808080" fo:border-right="none" fo:border-top="none" fo:border-bottom="0.05pt solid #808080"/>
    </style:style>
    <style:style style:name="Table5.B2" style:family="table-cell">
      <style:table-cell-properties fo:padding="0.302cm" fo:border-left="0.05pt solid #808080" fo:border-right="none" fo:border-top="none" fo:border-bottom="0.05pt solid #808080"/>
    </style:style>
    <style:style style:name="Table5.C2" style:family="table-cell">
      <style:table-cell-properties fo:padding="0.302cm" fo:border-left="0.05pt solid #808080" fo:border-right="1.7pt solid #808080" fo:border-top="none" fo:border-bottom="0.05pt solid #808080"/>
    </style:style>
    <style:style style:name="Table5.A4" style:family="table-cell">
      <style:table-cell-properties fo:padding="0.302cm" fo:border-left="1.7pt solid #808080" fo:border-right="none" fo:border-top="none" fo:border-bottom="1.7pt solid #808080"/>
    </style:style>
    <style:style style:name="Table5.B4" style:family="table-cell">
      <style:table-cell-properties fo:padding="0.302cm" fo:border-left="0.05pt solid #808080" fo:border-right="none" fo:border-top="none" fo:border-bottom="1.7pt solid #808080"/>
    </style:style>
    <style:style style:name="Table5.C4" style:family="table-cell">
      <style:table-cell-properties fo:padding="0.302cm" fo:border-left="0.05pt solid #808080" fo:border-right="1.7pt solid #808080" fo:border-top="none" fo:border-bottom="1.7pt solid #808080"/>
    </style:style>
    <style:style style:name="Table1" style:family="table">
      <style:table-properties style:width="17cm" table:align="left"/>
    </style:style>
    <style:style style:name="Table1.A" style:family="table-column">
      <style:table-column-properties style:column-width="2.76cm"/>
    </style:style>
    <style:style style:name="Table1.B" style:family="table-column">
      <style:table-column-properties style:column-width="14.24cm"/>
    </style:style>
    <style:style style:name="Table1.A1" style:family="table-cell">
      <style:table-cell-properties fo:padding="0.122cm" fo:border="none"/>
    </style:style>
    <style:style style:name="Table2" style:family="table">
      <style:table-properties style:width="11.337cm" table:align="left"/>
    </style:style>
    <style:style style:name="Table2.A" style:family="table-column">
      <style:table-column-properties style:column-width="1.132cm"/>
    </style:style>
    <style:style style:name="Table2.B" style:family="table-column">
      <style:table-column-properties style:column-width="10.204cm"/>
    </style:style>
    <style:style style:name="Table2.A1" style:family="table-cell">
      <style:table-cell-properties fo:padding="0.122cm" fo:border="none"/>
    </style:style>
    <style:style style:name="Table3" style:family="table">
      <style:table-properties style:width="12.123cm" table:align="left"/>
    </style:style>
    <style:style style:name="Table3.A" style:family="table-column">
      <style:table-column-properties style:column-width="3.184cm"/>
    </style:style>
    <style:style style:name="Table3.B" style:family="table-column">
      <style:table-column-properties style:column-width="8.939cm"/>
    </style:style>
    <style:style style:name="Table3.A1" style:family="table-cell">
      <style:table-cell-properties fo:padding="0.122cm" fo:border="none"/>
    </style:style>
    <style:style style:name="Table6" style:family="table">
      <style:table-properties style:width="17cm" table:align="left"/>
    </style:style>
    <style:style style:name="Table6.A" style:family="table-column">
      <style:table-column-properties style:column-width="2.866cm"/>
    </style:style>
    <style:style style:name="Table6.B" style:family="table-column">
      <style:table-column-properties style:column-width="6.283cm"/>
    </style:style>
    <style:style style:name="Table6.C" style:family="table-column">
      <style:table-column-properties style:column-width="7.851cm"/>
    </style:style>
    <style:style style:name="Table6.A1" style:family="table-cell">
      <style:table-cell-properties style:vertical-align="middle" fo:padding="0.049cm" fo:border="none"/>
    </style:style>
    <style:style style:name="P1" style:family="paragraph" style:parent-style-name="Standard">
      <style:text-properties officeooo:rsid="0007e99a" officeooo:paragraph-rsid="0007e99a"/>
    </style:style>
    <style:style style:name="P2" style:family="paragraph" style:parent-style-name="Standard">
      <style:text-properties fo:font-size="12pt" fo:font-weight="normal" officeooo:rsid="000ca785" officeooo:paragraph-rsid="000ca785" style:font-size-asian="12pt" style:font-weight-asian="normal" style:font-size-complex="12pt" style:font-weight-complex="normal"/>
    </style:style>
    <style:style style:name="P3" style:family="paragraph" style:parent-style-name="Standard">
      <style:text-properties fo:font-size="12pt" fo:font-weight="normal" officeooo:rsid="000d7673" officeooo:paragraph-rsid="000d7673" style:font-size-asian="12pt" style:font-weight-asian="normal" style:font-size-complex="12pt" style:font-weight-complex="normal"/>
    </style:style>
    <style:style style:name="P4" style:family="paragraph" style:parent-style-name="Standard">
      <style:text-properties style:font-name="Times newroman" fo:font-size="14pt" officeooo:rsid="0007e99a" officeooo:paragraph-rsid="0007e99a" style:font-size-asian="14pt" style:font-size-complex="14pt"/>
    </style:style>
    <style:style style:name="P5" style:family="paragraph" style:parent-style-name="Standard">
      <style:text-properties style:font-name="Times newroman" fo:font-size="14pt" fo:font-weight="normal" officeooo:rsid="0007e99a" officeooo:paragraph-rsid="0007e99a" style:font-size-asian="14pt" style:font-weight-asian="normal" style:font-size-complex="14pt" style:font-weight-complex="normal"/>
    </style:style>
    <style:style style:name="P6" style:family="paragraph" style:parent-style-name="Standard">
      <style:text-properties style:font-name="Times newroman" fo:font-size="14pt" fo:font-weight="normal" officeooo:rsid="000ca785" officeooo:paragraph-rsid="000ca785" style:font-size-asian="14pt" style:font-weight-asian="normal" style:font-size-complex="14pt" style:font-weight-complex="normal"/>
    </style:style>
    <style:style style:name="P7" style:family="paragraph" style:parent-style-name="Standard">
      <style:text-properties style:font-name="Times newroman" fo:font-size="14pt" fo:font-weight="normal" officeooo:rsid="000ca785" officeooo:paragraph-rsid="000e6040" style:font-size-asian="14pt" style:font-weight-asian="normal" style:font-size-complex="14pt" style:font-weight-complex="normal"/>
    </style:style>
    <style:style style:name="P8" style:family="paragraph" style:parent-style-name="Standard">
      <style:text-properties style:font-name="Times newroman" fo:font-size="14pt" fo:font-weight="normal" officeooo:rsid="000d2f83" officeooo:paragraph-rsid="000d2f83" style:font-size-asian="14pt" style:font-weight-asian="normal" style:font-size-complex="14pt" style:font-weight-complex="normal"/>
    </style:style>
    <style:style style:name="P9" style:family="paragraph" style:parent-style-name="Standard">
      <style:text-properties style:font-name="Times newroman" fo:font-size="14pt" fo:font-weight="normal" officeooo:rsid="000d7673" officeooo:paragraph-rsid="000d7673" style:font-size-asian="14pt" style:font-weight-asian="normal" style:font-size-complex="14pt" style:font-weight-complex="normal"/>
    </style:style>
    <style:style style:name="P10" style:family="paragraph" style:parent-style-name="Standard">
      <style:text-properties style:font-name="Times newroman" fo:font-size="14pt" fo:font-weight="normal" officeooo:rsid="000d7673" officeooo:paragraph-rsid="000e54fa" style:font-size-asian="14pt" style:font-weight-asian="normal" style:font-size-complex="14pt" style:font-weight-complex="normal"/>
    </style:style>
    <style:style style:name="P11" style:family="paragraph" style:parent-style-name="Standard">
      <style:text-properties style:font-name="Times newroman" fo:font-size="14pt" style:text-underline-style="solid" style:text-underline-width="auto" style:text-underline-color="font-color" officeooo:rsid="0007e99a" officeooo:paragraph-rsid="0007e99a" style:font-size-asian="14pt" style:font-size-complex="14pt"/>
    </style:style>
    <style:style style:name="P12" style:family="paragraph" style:parent-style-name="Standard">
      <style:text-properties style:font-name="Times newroman" fo:font-size="14pt" style:text-underline-style="solid" style:text-underline-width="auto" style:text-underline-color="font-color" officeooo:rsid="0009c2b5" officeooo:paragraph-rsid="0009c2b5" style:font-size-asian="14pt" style:font-size-complex="14pt"/>
    </style:style>
    <style:style style:name="P13" style:family="paragraph" style:parent-style-name="Standard">
      <style:text-properties style:font-name="Times newroman" fo:font-size="14pt" style:text-underline-style="solid" style:text-underline-width="auto" style:text-underline-color="font-color" officeooo:rsid="000b947d" officeooo:paragraph-rsid="000b947d" style:font-size-asian="14pt" style:font-size-complex="14pt"/>
    </style:style>
    <style:style style:name="P14" style:family="paragraph" style:parent-style-name="Standard">
      <style:text-properties style:font-name="Times newroman" fo:font-size="14pt" style:text-underline-style="solid" style:text-underline-width="auto" style:text-underline-color="font-color" fo:font-weight="normal" officeooo:rsid="000ca785" officeooo:paragraph-rsid="000ca785" style:font-size-asian="14pt" style:font-weight-asian="normal" style:font-size-complex="14pt" style:font-weight-complex="normal"/>
    </style:style>
    <style:style style:name="P15" style:family="paragraph" style:parent-style-name="Standard">
      <style:text-properties style:font-name="Times newroman" fo:font-size="14pt" style:text-underline-style="solid" style:text-underline-width="auto" style:text-underline-color="font-color" fo:font-weight="normal" officeooo:rsid="000e6040" officeooo:paragraph-rsid="000e6040" style:font-size-asian="14pt" style:font-weight-asian="normal" style:font-size-complex="14pt" style:font-weight-complex="normal"/>
    </style:style>
    <style:style style:name="P16" style:family="paragraph" style:parent-style-name="Standard">
      <style:text-properties style:font-name="Times newroman" fo:font-size="14pt" style:text-underline-style="solid" style:text-underline-width="auto" style:text-underline-color="font-color" fo:font-weight="normal" officeooo:rsid="000d2f83" officeooo:paragraph-rsid="000d2f83" style:font-size-asian="14pt" style:font-weight-asian="normal" style:font-size-complex="14pt" style:font-weight-complex="normal"/>
    </style:style>
    <style:style style:name="P17" style:family="paragraph" style:parent-style-name="Text_20_body">
      <style:text-properties officeooo:rsid="0007e99a" officeooo:paragraph-rsid="0007e99a"/>
    </style:style>
    <style:style style:name="P18" style:family="paragraph" style:parent-style-name="Text_20_body">
      <style:text-properties fo:font-size="12pt" fo:font-weight="normal" officeooo:rsid="000d7673" officeooo:paragraph-rsid="000d7673" style:font-size-asian="12pt" style:font-weight-asian="normal" style:font-size-complex="12pt" style:font-weight-complex="normal"/>
    </style:style>
    <style:style style:name="P19" style:family="paragraph" style:parent-style-name="Text_20_body">
      <style:text-properties style:font-name="Times newroman" fo:font-size="14pt" style:font-size-asian="14pt" style:font-size-complex="14pt"/>
    </style:style>
    <style:style style:name="P20" style:family="paragraph" style:parent-style-name="Text_20_body">
      <style:text-properties style:font-name="Times newroman" fo:font-size="14pt" officeooo:rsid="0007e99a" officeooo:paragraph-rsid="0007e99a" style:font-size-asian="14pt" style:font-size-complex="14pt"/>
    </style:style>
    <style:style style:name="P21" style:family="paragraph" style:parent-style-name="Text_20_body">
      <style:text-properties style:font-name="Times newroman" fo:font-size="14pt" officeooo:rsid="000e54fa" officeooo:paragraph-rsid="000e54fa" style:font-size-asian="14pt" style:font-size-complex="14pt"/>
    </style:style>
    <style:style style:name="P22" style:family="paragraph" style:parent-style-name="Text_20_body">
      <style:text-properties style:font-name="Times newroman" fo:font-size="14pt" officeooo:paragraph-rsid="000e54fa" style:font-size-asian="14pt" style:font-size-complex="14pt"/>
    </style:style>
    <style:style style:name="P23" style:family="paragraph" style:parent-style-name="Text_20_body">
      <style:text-properties style:font-name="Times newroman" fo:font-size="14pt" fo:font-weight="normal" officeooo:rsid="000d7673" officeooo:paragraph-rsid="000d7673" style:font-size-asian="14pt" style:font-weight-asian="normal" style:font-size-complex="14pt" style:font-weight-complex="normal"/>
    </style:style>
    <style:style style:name="P24" style:family="paragraph" style:parent-style-name="Text_20_body">
      <style:text-properties style:font-name="Times newroman" fo:font-size="14pt" fo:font-weight="normal" officeooo:rsid="000d7673" officeooo:paragraph-rsid="000e54fa" style:font-size-asian="14pt" style:font-weight-asian="normal" style:font-size-complex="14pt" style:font-weight-complex="normal"/>
    </style:style>
    <style:style style:name="P25" style:family="paragraph" style:parent-style-name="Text_20_body">
      <style:text-properties style:font-name="Times newroman" fo:font-size="14pt" fo:font-weight="normal" officeooo:rsid="000e6040" officeooo:paragraph-rsid="000e6040" style:font-size-asian="14pt" style:font-weight-asian="normal" style:font-size-complex="14pt" style:font-weight-complex="normal"/>
    </style:style>
    <style:style style:name="P26" style:family="paragraph" style:parent-style-name="Text_20_body">
      <style:text-properties style:font-name="Times newroman" fo:font-size="14pt" style:text-underline-style="solid" style:text-underline-width="auto" style:text-underline-color="font-color" fo:font-weight="normal" officeooo:rsid="000e6040" officeooo:paragraph-rsid="000e6040" style:font-size-asian="14pt" style:font-weight-asian="normal" style:font-size-complex="14pt" style:font-weight-complex="normal"/>
    </style:style>
    <style:style style:name="P27" style:family="paragraph" style:parent-style-name="Heading_20_2">
      <style:text-properties style:font-name="Times newroman" fo:font-size="14pt" style:font-size-asian="14pt" style:font-size-complex="14pt"/>
    </style:style>
    <style:style style:name="P28" style:family="paragraph" style:parent-style-name="Heading_20_1">
      <style:text-properties style:font-name="Times newroman" fo:font-size="14pt" fo:font-weight="bold" officeooo:rsid="000d2f83" officeooo:paragraph-rsid="000d2f83" style:font-size-asian="14pt" style:font-weight-asian="bold" style:font-size-complex="14pt" style:font-weight-complex="bold"/>
    </style:style>
    <style:style style:name="P29" style:family="paragraph" style:parent-style-name="Heading_20_1">
      <style:text-properties style:font-name="Times newroman" fo:font-size="14pt" style:text-underline-style="solid" style:text-underline-width="auto" style:text-underline-color="font-color" fo:font-weight="bold" officeooo:rsid="000d2f83" officeooo:paragraph-rsid="000d2f83" style:font-size-asian="14pt" style:font-weight-asian="bold" style:font-size-complex="14pt" style:font-weight-complex="bold"/>
    </style:style>
    <style:style style:name="P30" style:family="paragraph" style:parent-style-name="Heading_20_1">
      <style:text-properties style:font-name="Times newroman" fo:font-size="14pt" style:text-underline-style="solid" style:text-underline-width="auto" style:text-underline-color="font-color" fo:font-weight="normal" officeooo:rsid="0007e99a" officeooo:paragraph-rsid="0007e99a" style:font-size-asian="14pt" style:font-weight-asian="normal" style:font-size-complex="14pt" style:font-weight-complex="normal"/>
    </style:style>
    <style:style style:name="P31" style:family="paragraph" style:parent-style-name="Table_20_Heading">
      <style:paragraph-properties fo:text-align="start" style:justify-single-word="false"/>
      <style:text-properties style:font-name="Times newroman" fo:font-size="14pt" style:font-size-asian="14pt" style:font-size-complex="14pt"/>
    </style:style>
    <style:style style:name="P32" style:family="paragraph" style:parent-style-name="Table_20_Heading">
      <style:paragraph-properties fo:margin-top="0cm" fo:margin-bottom="0.499cm" style:contextual-spacing="false" fo:text-align="start" style:justify-single-word="false"/>
      <style:text-properties officeooo:paragraph-rsid="000e54fa"/>
    </style:style>
    <style:style style:name="P33" style:family="paragraph" style:parent-style-name="Table_20_Heading">
      <style:paragraph-properties fo:margin-top="0cm" fo:margin-bottom="0.499cm" style:contextual-spacing="false" fo:text-align="start" style:justify-single-word="false"/>
      <style:text-properties fo:font-size="14pt" officeooo:paragraph-rsid="000e54fa" style:font-size-asian="14pt" style:font-size-complex="14pt"/>
    </style:style>
    <style:style style:name="P34" style:family="paragraph" style:parent-style-name="Preformatted_20_Text">
      <style:paragraph-properties fo:margin-top="0cm" fo:margin-bottom="0.499cm" style:contextual-spacing="false"/>
      <style:text-properties style:font-name="Times newroman" fo:font-size="14pt" style:font-size-asian="14pt" style:font-size-complex="14pt"/>
    </style:style>
    <style:style style:name="P35" style:family="paragraph" style:parent-style-name="Table_20_Contents">
      <style:paragraph-properties fo:margin-top="0cm" fo:margin-bottom="0.499cm" style:contextual-spacing="false" fo:text-align="start" style:justify-single-word="false"/>
      <style:text-properties officeooo:paragraph-rsid="000e54fa"/>
    </style:style>
    <style:style style:name="P36" style:family="paragraph" style:parent-style-name="Table_20_Contents">
      <style:paragraph-properties fo:margin-top="0cm" fo:margin-bottom="0.499cm" style:contextual-spacing="false" fo:text-align="start" style:justify-single-word="false"/>
      <style:text-properties fo:font-size="14pt" officeooo:paragraph-rsid="000e54fa" style:font-size-asian="14pt" style:font-size-complex="14pt"/>
    </style:style>
    <style:style style:name="P37" style:family="paragraph" style:parent-style-name="Preformatted_20_Text">
      <style:text-properties style:font-name="Times newroman" fo:font-size="14pt" style:font-size-asian="14pt" style:font-size-complex="14pt"/>
    </style:style>
    <style:style style:name="P38" style:family="paragraph" style:parent-style-name="Text_20_body">
      <style:paragraph-properties fo:margin-top="0cm" fo:margin-bottom="0cm" style:contextual-spacing="false"/>
      <style:text-properties style:font-name="Times newroman" fo:font-size="14pt" style:font-size-asian="14pt" style:font-size-complex="14pt"/>
    </style:style>
    <style:style style:name="P39" style:family="paragraph" style:parent-style-name="Table_20_Contents">
      <style:text-properties style:font-name="Times newroman" fo:font-size="14pt" style:font-size-asian="14pt" style:font-size-complex="14pt"/>
    </style:style>
    <style:style style:name="P40" style:family="paragraph" style:parent-style-name="Standard">
      <style:text-properties style:font-name="Times newroman" fo:font-size="14pt" fo:font-weight="normal" officeooo:rsid="000ca785" officeooo:paragraph-rsid="000ca785" style:font-size-asian="14pt" style:font-weight-asian="normal" style:font-size-complex="14pt" style:font-weight-complex="normal"/>
    </style:style>
    <style:style style:name="P41" style:family="paragraph" style:parent-style-name="Standard">
      <style:paragraph-properties fo:margin-top="0cm" fo:margin-bottom="0cm" style:contextual-spacing="false"/>
      <style:text-properties fo:font-size="2pt" style:font-size-asian="2pt" style:font-size-complex="2pt"/>
    </style:style>
    <style:style style:name="P42" style:family="paragraph" style:parent-style-name="Text_20_body" style:list-style-name="L1">
      <style:text-properties style:font-name="Times newroman" fo:font-size="14pt" style:font-size-asian="14pt" style:font-size-complex="14pt"/>
    </style:style>
    <style:style style:name="P43" style:family="paragraph" style:parent-style-name="Text_20_body">
      <style:text-properties style:font-name="Times newroman" fo:font-size="14pt" officeooo:rsid="000e54fa" officeooo:paragraph-rsid="000e54fa" style:font-size-asian="14pt" style:font-size-complex="14pt"/>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1">
      <style:paragraph-properties fo:margin-top="0cm" fo:margin-bottom="0cm" style:contextual-spacing="false"/>
      <style:text-properties style:font-name="Times newroman" fo:font-size="14pt" style:font-size-asian="14pt" style:font-size-complex="14pt"/>
    </style:style>
    <style:style style:name="P47" style:family="paragraph" style:parent-style-name="Text_20_body" style:list-style-name="L2">
      <style:paragraph-properties fo:margin-top="0cm" fo:margin-bottom="0cm" style:contextual-spacing="false"/>
    </style:style>
    <style:style style:name="P48" style:family="paragraph" style:parent-style-name="Text_20_body" style:list-style-name="L3">
      <style:paragraph-properties fo:margin-top="0cm" fo:margin-bottom="0cm" style:contextual-spacing="false"/>
    </style:style>
    <style:style style:name="P49" style:family="paragraph" style:parent-style-name="Heading_20_3">
      <style:text-properties style:font-name="Times newroman" fo:font-size="14pt" officeooo:paragraph-rsid="000e54fa" style:font-size-asian="14pt" style:font-size-complex="14pt"/>
    </style:style>
    <style:style style:name="T1" style:family="text">
      <style:text-properties fo:font-weight="bold"/>
    </style:style>
    <style:style style:name="T2" style:family="text">
      <style:text-properties fo:font-weight="bold" officeooo:rsid="000b947d"/>
    </style:style>
    <style:style style:name="T3" style:family="text">
      <style:text-properties officeooo:rsid="00091c58"/>
    </style:style>
    <style:style style:name="T4" style:family="text">
      <style:text-properties officeooo:rsid="000b947d"/>
    </style:style>
    <style:style style:name="T5" style:family="text">
      <style:text-properties style:font-name="Times newroman" fo:font-size="14pt" style:font-size-asian="14pt" style:font-size-complex="14pt"/>
    </style:style>
    <style:style style:name="T6" style:family="text">
      <style:text-properties fo:font-size="14pt" style:font-size-asian="14pt" style:font-size-complex="14pt"/>
    </style:style>
    <style:style style:name="T7" style:family="text">
      <style:text-properties officeooo:rsid="000e54f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Define datatype ?</text:p>
      <text:p text:style-name="P4"><text:tab/>In the <text:span text:style-name="T1">C</text:span> programming language, <text:span text:style-name="T1">data types</text:span> are declarations for memory locations or variables that determine the characteristics of the <text:span text:style-name="T1">data</text:span> that may be stored and the methods (operations) of processing that are permitted involving them.</text:p>
      <text:p text:style-name="P4"/>
      <text:p text:style-name="P1"><text:span text:style-name="T5">Data types simply refers to the type and size of data associated with </text:span><text:a xlink:type="simple" xlink:href="https://www.programiz.com/c-programming/c-variables-constants"><text:span text:style-name="T5">variables</text:span></text:a><text:span text:style-name="T5"> and </text:span><text:a xlink:type="simple" xlink:href="https://www.programiz.com/c-programming/c-functions"><text:span text:style-name="T5">functions</text:span></text:a><text:span text:style-name="T5">.</text:span></text:p>
      <text:p text:style-name="P4"/>
      <text:p text:style-name="P11">Q. define typedef ?</text:p>
      <text:p text:style-name="P1"><text:span text:style-name="Emphasis"><text:span text:style-name="T5"><text:tab/>typedef</text:span></text:span><text:span text:style-name="T5"> is a keyword used in </text:span><text:span text:style-name="Emphasis"><text:span text:style-name="T5">C</text:span></text:span><text:span text:style-name="T5"> language to assign alternative names to existing types.</text:span></text:p>
      <text:p text:style-name="P22"/>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3">Type Name</text:p>
            </table:table-cell>
            <table:table-cell table:style-name="Table4.B1" office:value-type="string">
              <text:p text:style-name="P33">32–bit Size</text:p>
            </table:table-cell>
            <table:table-cell table:style-name="Table4.C1" office:value-type="string">
              <text:p text:style-name="P33">64–bit Size</text:p>
            </table:table-cell>
          </table:table-row>
        </table:table-header-rows>
        <table:table-row>
          <table:table-cell table:style-name="Table4.A2" office:value-type="string">
            <text:p text:style-name="P35"><text:span text:style-name="Teletype"><text:span text:style-name="T6">char</text:span></text:span><text:span text:style-name="T6"> </text:span></text:p>
          </table:table-cell>
          <table:table-cell table:style-name="Table4.B2" office:value-type="string">
            <text:p text:style-name="P36">1 byte</text:p>
          </table:table-cell>
          <table:table-cell table:style-name="Table4.C2" office:value-type="string">
            <text:p text:style-name="P36">1 byte</text:p>
          </table:table-cell>
        </table:table-row>
        <table:table-row>
          <table:table-cell table:style-name="Table4.A2" office:value-type="string">
            <text:p text:style-name="P35"><text:span text:style-name="Teletype"><text:span text:style-name="T6">short</text:span></text:span><text:span text:style-name="T6"> </text:span></text:p>
          </table:table-cell>
          <table:table-cell table:style-name="Table4.B2" office:value-type="string">
            <text:p text:style-name="P36">2 bytes</text:p>
          </table:table-cell>
          <table:table-cell table:style-name="Table4.C2" office:value-type="string">
            <text:p text:style-name="P36">2 bytes</text:p>
          </table:table-cell>
        </table:table-row>
        <table:table-row>
          <table:table-cell table:style-name="Table4.A2" office:value-type="string">
            <text:p text:style-name="P35"><text:span text:style-name="Teletype"><text:span text:style-name="T6">int</text:span></text:span><text:span text:style-name="T6"> </text:span></text:p>
          </table:table-cell>
          <table:table-cell table:style-name="Table4.B2" office:value-type="string">
            <text:p text:style-name="P36">4 bytes</text:p>
          </table:table-cell>
          <table:table-cell table:style-name="Table4.C2" office:value-type="string">
            <text:p text:style-name="P36">4 bytes</text:p>
          </table:table-cell>
        </table:table-row>
        <table:table-row>
          <table:table-cell table:style-name="Table4.A2" office:value-type="string">
            <text:p text:style-name="P35"><text:span text:style-name="Teletype"><text:span text:style-name="T6">long</text:span></text:span><text:span text:style-name="T6"> </text:span></text:p>
          </table:table-cell>
          <table:table-cell table:style-name="Table4.B2" office:value-type="string">
            <text:p text:style-name="P36">4 bytes</text:p>
          </table:table-cell>
          <table:table-cell table:style-name="Table4.C2" office:value-type="string">
            <text:p text:style-name="P36">8 bytes</text:p>
          </table:table-cell>
        </table:table-row>
        <table:table-row>
          <table:table-cell table:style-name="Table4.A6" office:value-type="string">
            <text:p text:style-name="P35"><text:span text:style-name="Teletype"><text:span text:style-name="T6">long long</text:span></text:span><text:span text:style-name="T6"> </text:span></text:p>
          </table:table-cell>
          <table:table-cell table:style-name="Table4.B6" office:value-type="string">
            <text:p text:style-name="P36">8 bytes</text:p>
          </table:table-cell>
          <table:table-cell table:style-name="Table4.C6" office:value-type="string">
            <text:p text:style-name="P36">8 bytes</text:p>
          </table:table-cell>
        </table:table-row>
      </table:table>
      <text:p text:style-name="P24"/>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2">Type Nam<text:span text:style-name="T7">e</text:span></text:p>
            </table:table-cell>
            <table:table-cell table:style-name="Table5.B1" office:value-type="string">
              <text:p text:style-name="P32">32–bit Size</text:p>
            </table:table-cell>
            <table:table-cell table:style-name="Table5.C1" office:value-type="string">
              <text:p text:style-name="P32">64–bit Size</text:p>
            </table:table-cell>
          </table:table-row>
        </table:table-header-rows>
        <table:table-row table:style-name="Table5.2">
          <table:table-cell table:style-name="Table5.A2" office:value-type="string">
            <text:p text:style-name="P35"><text:span text:style-name="Teletype">float</text:span> </text:p>
          </table:table-cell>
          <table:table-cell table:style-name="Table5.B2" office:value-type="string">
            <text:p text:style-name="P35">4 bytes</text:p>
          </table:table-cell>
          <table:table-cell table:style-name="Table5.C2" office:value-type="string">
            <text:p text:style-name="P35">4 bytes</text:p>
          </table:table-cell>
        </table:table-row>
        <table:table-row>
          <table:table-cell table:style-name="Table5.A2" office:value-type="string">
            <text:p text:style-name="P35"><text:span text:style-name="Teletype">double</text:span> </text:p>
          </table:table-cell>
          <table:table-cell table:style-name="Table5.B2" office:value-type="string">
            <text:p text:style-name="P35">8 bytes</text:p>
          </table:table-cell>
          <table:table-cell table:style-name="Table5.C2" office:value-type="string">
            <text:p text:style-name="P35">8 bytes</text:p>
          </table:table-cell>
        </table:table-row>
        <table:table-row>
          <table:table-cell table:style-name="Table5.A4" office:value-type="string">
            <text:p text:style-name="P35"><text:span text:style-name="Teletype">long double</text:span> </text:p>
          </table:table-cell>
          <table:table-cell table:style-name="Table5.B4" office:value-type="string">
            <text:p text:style-name="P35">16 bytes</text:p>
          </table:table-cell>
          <table:table-cell table:style-name="Table5.C4" office:value-type="string">
            <text:p text:style-name="P35">16 bytes</text:p>
          </table:table-cell>
        </table:table-row>
      </table:table>
      <text:p text:style-name="P10"/>
      <text:p text:style-name="P11"><text:soft-page-break/>Q.Difference b/w <text:s/>OS and kernel.?</text:p>
      <text:p text:style-name="P20"><text:tab/>The kernel is the part of the operating system. The operating system is the software package that communicates directly to the hardware and our application. The kernel is the lowest level of the operating system. The kernel is the main part of the operating system and is responsible for translating the command into something that can be understood by the computer. The main functions of the kernel are:</text:p>
      <text:list xml:id="list6954197126300415668" text:style-name="L1">
        <text:list-item>
          <text:p text:style-name="P46">memory management </text:p>
        </text:list-item>
        <text:list-item>
          <text:p text:style-name="P46">network management </text:p>
        </text:list-item>
        <text:list-item>
          <text:p text:style-name="P46">device driver </text:p>
        </text:list-item>
        <text:list-item>
          <text:p text:style-name="P46">file management </text:p>
        </text:list-item>
        <text:list-item>
          <text:p text:style-name="P42">process management </text:p>
        </text:list-item>
      </text:list>
      <text:p text:style-name="P11"><text:span text:style-name="T3">Q.</text:span>What is the difference between BIOS and Firmware?</text:p>
      <text:p text:style-name="P20"/>
      <text:p text:style-name="P17"><text:a xlink:type="simple" xlink:href="http://en.wikipedia.org/wiki/BIOS"><text:span text:style-name="T5">BIOS</text:span></text:a><text:span text:style-name="T5"> is an acronym for Basic Input/Output System and also known as System BIOS, ROM BIOS, or PC BIOS. It is a type of Firmware used during the booting process (power-on/start up) on IBM PC compatible computers. BIOS Firmware is built into PCs, and it is the first software they run when powered on. The name itself originates from the Basic Input/Output System used in the CP/M operating system in 1975.</text:span></text:p>
      <text:p text:style-name="Text_20_body"><text:a xlink:type="simple" xlink:href="http://en.wikipedia.org/wiki/Firmware"><text:span text:style-name="T5">Firmware</text:span></text:a><text:span text:style-name="T5"> is a combination of persistent memory, program code, and the data stored in it. Typical examples of devices containing Firmware are embedded systems such as traffic lights, consumer appliances, digital watches, computers, computer peripherals, mobile phones, and digital cameras. The Firmware contained in these devices provides the control program for the device</text:span></text:p>
      <text:h text:style-name="P30" text:outline-level="1"><text:span text:style-name="T3">Q. what is </text:span>IRQ - interrupt request line?</text:h>
      <text:p text:style-name="P5"/>
      <text:p text:style-name="P1"><text:span text:style-name="T5"><text:tab/>Abbreviation of </text:span><text:span text:style-name="Emphasis"><text:span text:style-name="Strong_20_Emphasis"><text:span text:style-name="T5">i</text:span></text:span></text:span><text:span text:style-name="Emphasis"><text:span text:style-name="T5">nterrupt </text:span></text:span><text:span text:style-name="Emphasis"><text:span text:style-name="Strong_20_Emphasis"><text:span text:style-name="T5">r</text:span></text:span></text:span><text:span text:style-name="Emphasis"><text:span text:style-name="T5">e</text:span></text:span><text:span text:style-name="Emphasis"><text:span text:style-name="Strong_20_Emphasis"><text:span text:style-name="T5">q</text:span></text:span></text:span><text:span text:style-name="Emphasis"><text:span text:style-name="T5">uest line,</text:span></text:span><text:span text:style-name="T5"> and pronounced </text:span><text:span text:style-name="Emphasis"><text:span text:style-name="T5">I-R-Q. </text:span></text:span><text:span text:style-name="T5">IRQs are </text:span><text:a xlink:type="simple" xlink:href="http://www.webopedia.com/TERM/H/hardware.html"><text:span text:style-name="T5">hardware</text:span></text:a><text:span text:style-name="T5"> lines over which </text:span><text:a xlink:type="simple" xlink:href="http://www.webopedia.com/TERM/D/device.html"><text:span text:style-name="T5">devices</text:span></text:a><text:span text:style-name="T5"> can send </text:span><text:a xlink:type="simple" xlink:href="http://www.webopedia.com/TERM/I/interrupt.html"><text:span text:style-name="T5">interrupt</text:span></text:a><text:span text:style-name="T5"> signals to the </text:span><text:a xlink:type="simple" xlink:href="http://www.webopedia.com/TERM/M/microprocessor.html"><text:span text:style-name="T5">microprocessor</text:span></text:a><text:span text:style-name="T5">.</text:span></text:p>
      <text:p text:style-name="P4"/>
      <text:p text:style-name="P12">Q.what is ARM Architecture ?</text:p>
      <text:p text:style-name="P1"><text:span text:style-name="T5"><text:tab/>An ARM processor is one of a family of </text:span><text:a xlink:type="simple" xlink:href="http://whatis.techtarget.com/definition/CPU-central-processing-unit"><text:span text:style-name="T5">CPUs</text:span></text:a><text:span text:style-name="T5"> based on the </text:span><text:a xlink:type="simple" xlink:href="http://search400.techtarget.com/definition/RISC"><text:span text:style-name="T5">RISC</text:span></text:a><text:span text:style-name="T5"> (reduced instruction set computer) architecture developed by Advanced RISC Machines (ARM).</text:span></text:p>
      <text:p text:style-name="P4"/>
      <text:p text:style-name="P4"/>
      <text:p text:style-name="P4"/>
      <text:p text:style-name="P4"/>
      <text:p text:style-name="P4"/>
      <text:p text:style-name="P13"><text:soft-page-break/>Q.what is difference between Executable fiel and Object file?</text:p>
      <text:p text:style-name="P20"/>
      <text:p text:style-name="P20"><text:span text:style-name="T2">(1)</text:span><text:span text:style-name="T1">Executable file </text:span>is simply understand by machine .</text:p>
      <text:p text:style-name="P19">This file is used to perform various operations or functions on a computer. An executable files cannot be read by humans .A file in a format that the computer can directly execute . If you transform a source file into an executable file, you need to pass it through a compiler or assembler .</text:p>
      <text:p text:style-name="P19">(<text:span text:style-name="T4">2</text:span><text:span text:style-name="T1">) Object file</text:span> is the intermediate form between executable and source .</text:p>
      <text:p text:style-name="P19">Objective file is the file containing object code, means reload format machine code that is usually not directly executable. This file may also work like a shared library.</text:p>
      <text:p text:style-name="P19">Objective files are three types - <text:line-break/>(1) Relocatable file (2) Executable file (3) Shared object file</text:p>
      <text:h text:style-name="P30" text:outline-level="1"><text:bookmark text:name="AEN354"/><text:span text:style-name="T4">Q.how to </text:span>Passing Command Line Arguments to a Module ?</text:h>
      <text:p text:style-name="P5"/>
      <text:p text:style-name="P5"/>
      <text:p text:style-name="P14">Q.what is Module?</text:p>
      <text:p text:style-name="P2"><text:span text:style-name="T5"><text:tab/>A module is a part of a </text:span><text:a xlink:type="simple" xlink:href="http://www.webopedia.com/TERM/P/program.html"><text:span text:style-name="T5">program</text:span></text:a><text:span text:style-name="T5">. Programs are composed of one or more independently developed modules that are not combined until the program is </text:span><text:a xlink:type="simple" xlink:href="http://www.webopedia.com/TERM/L/link.html"><text:span text:style-name="T5">linked</text:span></text:a><text:span text:style-name="T5">. A single module can contain one or several </text:span><text:a xlink:type="simple" xlink:href="http://www.webopedia.com/TERM/R/routine.html"><text:span text:style-name="T5">routines</text:span></text:a><text:span text:style-name="T5">.</text:span></text:p>
      <text:p text:style-name="P6"/>
      <text:p text:style-name="P15">Q. What is driver ?</text:p>
      <text:p text:style-name="P7"><text:tab/></text:p>
      <text:p text:style-name="P7"><text:tab/>The software that handles or manages a hardware controller is known as a device <text:span text:style-name="T1">driver.</text:span></text:p>
      <text:p text:style-name="P6"/>
      <text:p text:style-name="P6"/>
      <text:p text:style-name="P16">Q.what is CP, ELF,SHL , vmlinux , uname -r ,-a ,-m ? - how CP will work ?</text:p>
      <text:h text:style-name="P29" text:outline-level="1">uname Command</text:h>
      <text:h text:style-name="P27" text:outline-level="2">Purpose </text:h>
      <text:p text:style-name="P19"><text:bookmark text:name="uname__e3ea578538mart"/>Displays the name of the current operating system.</text:p>
      <text:h text:style-name="P27" text:outline-level="2">Syntax</text:h>
      <text:p text:style-name="Text_20_body"><text:span text:style-name="Strong_20_Emphasis"><text:span text:style-name="T5">uname</text:span></text:span><text:span text:style-name="T5"> [ </text:span><text:a xlink:type="simple" xlink:href="https://www.ibm.com/support/knowledgecenter/ssw_aix_71/com.ibm.aix.cmds5/uname.htm?view=kc#uname__row-d3e145254"><text:span text:style-name="Strong_20_Emphasis"><text:span text:style-name="T5">-a </text:span></text:span></text:a><text:span text:style-name="T5">| </text:span><text:a xlink:type="simple" xlink:href="https://www.ibm.com/support/knowledgecenter/ssw_aix_71/com.ibm.aix.cmds5/uname.htm?view=kc#uname__row-d3e145420"><text:span text:style-name="Strong_20_Emphasis"><text:span text:style-name="T5">-x </text:span></text:span></text:a><text:span text:style-name="T5">| </text:span><text:a xlink:type="simple" xlink:href="https://www.ibm.com/support/knowledgecenter/ssw_aix_71/com.ibm.aix.cmds5/uname.htm?view=kc#uname__row-d3e145371"><text:span text:style-name="Strong_20_Emphasis"><text:span text:style-name="T5">-S</text:span></text:span></text:a><text:span text:style-name="Strong_20_Emphasis"><text:span text:style-name="T5"> </text:span></text:span><text:span text:style-name="Emphasis"><text:span text:style-name="T5">Name </text:span></text:span><text:span text:style-name="T5">] [</text:span><text:a xlink:type="simple" xlink:href="https://www.ibm.com/support/knowledgecenter/ssw_aix_71/com.ibm.aix.cmds5/uname.htm?view=kc#uname__row-d3e145294"><text:span text:style-name="Strong_20_Emphasis"><text:span text:style-name="T5"> -F </text:span></text:span></text:a><text:span text:style-name="T5">] [</text:span><text:a xlink:type="simple" xlink:href="https://www.ibm.com/support/knowledgecenter/ssw_aix_71/com.ibm.aix.cmds5/uname.htm?view=kc#uname__row-d3e145300"><text:span text:style-name="Strong_20_Emphasis"><text:span text:style-name="T5"> -f </text:span></text:span></text:a><text:span text:style-name="T5">] [ </text:span><text:a xlink:type="simple" xlink:href="https://www.ibm.com/support/knowledgecenter/ssw_aix_71/com.ibm.aix.cmds5/uname.htm?view=kc#uname__row-d3e145309"><text:span text:style-name="Strong_20_Emphasis"><text:span text:style-name="T5">-l </text:span></text:span></text:a><text:span text:style-name="T5">] [ </text:span><text:a xlink:type="simple" xlink:href="https://www.ibm.com/support/knowledgecenter/ssw_aix_71/com.ibm.aix.cmds5/uname.htm?view=kc#uname__row-d3e145316"><text:span text:style-name="Strong_20_Emphasis"><text:span text:style-name="T5">-L</text:span></text:span></text:a><text:span text:style-name="T5"> ] [ </text:span><text:a xlink:type="simple" xlink:href="https://www.ibm.com/support/knowledgecenter/ssw_aix_71/com.ibm.aix.cmds5/uname.htm?view=kc#uname__row-d3e145322"><text:span text:style-name="Strong_20_Emphasis"><text:span text:style-name="T5">-m </text:span></text:span></text:a><text:span text:style-name="T5">] [ </text:span><text:a xlink:type="simple" xlink:href="https://www.ibm.com/support/knowledgecenter/ssw_aix_71/com.ibm.aix.cmds5/uname.htm?view=kc#uname__row-d3e145335"><text:span text:style-name="Strong_20_Emphasis"><text:span text:style-name="T5">-M </text:span></text:span></text:a><text:span text:style-name="T5">] [ </text:span><text:a xlink:type="simple" xlink:href="https://www.ibm.com/support/knowledgecenter/ssw_aix_71/com.ibm.aix.cmds5/uname.htm?view=kc#uname__row-d3e145342"><text:span text:style-name="Strong_20_Emphasis"><text:span text:style-name="T5">-n </text:span></text:span></text:a><text:span text:style-name="T5">] [ </text:span><text:a xlink:type="simple" xlink:href="https://www.ibm.com/support/knowledgecenter/ssw_aix_71/com.ibm.aix.cmds5/uname.htm?view=kc#uname__row-d3e145349"><text:span text:style-name="Strong_20_Emphasis"><text:span text:style-name="T5">-p </text:span></text:span></text:a><text:span text:style-name="T5">] [ </text:span><text:a xlink:type="simple" xlink:href="https://www.ibm.com/support/knowledgecenter/ssw_aix_71/com.ibm.aix.cmds5/uname.htm?view=kc#uname__row-d3e145356"><text:span text:style-name="Strong_20_Emphasis"><text:span text:style-name="T5">-r </text:span></text:span></text:a><text:span text:style-name="T5">] [ </text:span><text:a xlink:type="simple" xlink:href="https://www.ibm.com/support/knowledgecenter/ssw_aix_71/com.ibm.aix.cmds5/uname.htm?view=kc#uname__row-d3e145363"><text:span text:style-name="Strong_20_Emphasis"><text:span text:style-name="T5">-s </text:span></text:span></text:a><text:span text:style-name="T5">] [ </text:span><text:a xlink:type="simple" xlink:href="https://www.ibm.com/support/knowledgecenter/ssw_aix_71/com.ibm.aix.cmds5/uname.htm?view=kc#uname__row-d3e145380"><text:span text:style-name="Strong_20_Emphasis"><text:span text:style-name="T5">-T</text:span></text:span></text:a><text:span text:style-name="Strong_20_Emphasis"><text:span text:style-name="T5"> </text:span></text:span><text:span text:style-name="Emphasis"><text:span text:style-name="T5">Name </text:span></text:span><text:span text:style-name="T5">] [ </text:span><text:a xlink:type="simple" xlink:href="https://www.ibm.com/support/knowledgecenter/ssw_aix_71/com.ibm.aix.cmds5/uname.htm?view=kc#uname__row-d3e145389"><text:span text:style-name="Strong_20_Emphasis"><text:span text:style-name="T5">-u </text:span></text:span></text:a><text:span text:style-name="T5">] [ </text:span><text:a xlink:type="simple" xlink:href="https://www.ibm.com/support/knowledgecenter/ssw_aix_71/com.ibm.aix.cmds5/uname.htm?view=kc#uname__row-d3e145402"><text:span text:style-name="Strong_20_Emphasis"><text:span text:style-name="T5">-v </text:span></text:span></text:a><text:span text:style-name="T5">] [ </text:span><text:a xlink:type="simple" xlink:href="https://www.ibm.com/support/knowledgecenter/ssw_aix_71/com.ibm.aix.cmds5/uname.htm?view=kc#uname__row-d3e145409"><text:span text:style-name="Strong_20_Emphasis"><text:span text:style-name="T5">-W </text:span></text:span></text:a><text:span text:style-name="T5">]</text:span></text:p>
      <text:h text:style-name="P27" text:outline-level="2"><text:soft-page-break/>Description</text:h>
      <text:p text:style-name="Text_20_body"><text:bookmark text:name="uname__e3ea578911mart"/><text:span text:style-name="T5">The </text:span><text:span text:style-name="Strong_20_Emphasis"><text:span text:style-name="T5">uname</text:span></text:span><text:span text:style-name="T5"> command writes to standard output the name of the operating system that you are using. </text:span></text:p>
      <text:p text:style-name="Text_20_body"><text:bookmark text:name="uname__e3ea579171mart"/><text:span text:style-name="T5">The machine ID number contains 12 characters in the following digit format: </text:span><text:span text:style-name="Emphasis"><text:span text:style-name="T5">xxyyyyyymmss</text:span></text:span><text:span text:style-name="T5">. The </text:span><text:span text:style-name="Emphasis"><text:span text:style-name="T5">xx</text:span></text:span><text:span text:style-name="T5"> positions indicate the system and is always 00. The </text:span><text:span text:style-name="Emphasis"><text:span text:style-name="T5">yyyyyy</text:span></text:span><text:span text:style-name="T5"> positions contain the unique ID number for the entire system. The </text:span><text:span text:style-name="Emphasis"><text:span text:style-name="T5">mm</text:span></text:span><text:span text:style-name="T5"> position represents the model ID. The </text:span><text:span text:style-name="Emphasis"><text:span text:style-name="T5">ss</text:span></text:span><text:span text:style-name="T5"> position is the submodel number and is always 00. The model ID describes the ID of the CPU Planar, not the model of the System as a whole. </text:span></text:p>
      <text:p text:style-name="P19"><text:bookmark text:name="uname__a39c44c0628janb"/>Most machines share a common model ID of 4C. </text:p>
      <text:p text:style-name="Text_20_body"><text:bookmark text:name="uname__e3ea579478mart"/><text:span text:style-name="T5">The machine identifier value returned by the </text:span><text:span text:style-name="Strong_20_Emphasis"><text:span text:style-name="T5">uname</text:span></text:span><text:span text:style-name="T5"> command may change when new operating system software levels are installed. This change affects applications using this value to access licensed programs. To view this identifier, enter the </text:span><text:span text:style-name="Strong_20_Emphasis"><text:span text:style-name="T5">uname -m</text:span></text:span><text:span text:style-name="T5"> command. </text:span></text:p>
      <text:p text:style-name="P19"><text:bookmark text:name="uname__e3ea579574mart"/>Contact the appropriate support organization if your application is affected. </text:p>
      <text:h text:style-name="P27" text:outline-level="2">Flags</text:h>
      <table:table table:name="Table1" table:style-name="Table1">
        <table:table-column table:style-name="Table1.A"/>
        <table:table-column table:style-name="Table1.B"/>
        <table:table-header-rows>
          <table:table-row>
            <table:table-cell table:style-name="Table1.A1" office:value-type="string">
              <text:p text:style-name="P31"><text:bookmark text:name="d470835e169"/>Item<text:bookmark text:name="d470835e171"/></text:p>
            </table:table-cell>
            <table:table-cell table:style-name="Table1.A1" office:value-type="string">
              <text:p text:style-name="P31">Description<text:bookmark text:name="uname__row-d3e145254"/></text:p>
            </table:table-cell>
          </table:table-row>
        </table:table-header-rows>
        <table:table-row>
          <table:table-cell table:style-name="Table1.A1" office:value-type="string">
            <text:p text:style-name="Table_20_Contents"><text:span text:style-name="Strong_20_Emphasis"><text:span text:style-name="T5">-a</text:span></text:span><text:span text:style-name="T5"> </text:span></text:p>
          </table:table-cell>
          <table:table-cell table:style-name="Table1.A1" office:value-type="string">
            <text:p text:style-name="Table_20_Contents"><text:span text:style-name="T5">Displays all information specified with the</text:span><text:span text:style-name="Strong_20_Emphasis"><text:span text:style-name="T5"> -m</text:span></text:span><text:span text:style-name="T5">, </text:span><text:span text:style-name="Strong_20_Emphasis"><text:span text:style-name="T5">-n</text:span></text:span><text:span text:style-name="T5">, </text:span><text:span text:style-name="Strong_20_Emphasis"><text:span text:style-name="T5">-r</text:span></text:span><text:span text:style-name="T5">, </text:span><text:span text:style-name="Strong_20_Emphasis"><text:span text:style-name="T5">-s</text:span></text:span><text:span text:style-name="T5">, and </text:span><text:span text:style-name="Strong_20_Emphasis"><text:span text:style-name="T5">-v</text:span></text:span><text:span text:style-name="T5"> flags. Cannot be used with the </text:span><text:span text:style-name="Strong_20_Emphasis"><text:span text:style-name="T5">-x</text:span></text:span><text:span text:style-name="T5"> or </text:span><text:span text:style-name="Strong_20_Emphasis"><text:span text:style-name="T5">-S</text:span></text:span><text:span text:style-name="Emphasis"><text:span text:style-name="T5">Name</text:span></text:span><text:span text:style-name="T5"> flag. If the </text:span><text:span text:style-name="Strong_20_Emphasis"><text:span text:style-name="T5">-x</text:span></text:span><text:span text:style-name="T5"> flag is specified with the </text:span><text:span text:style-name="Strong_20_Emphasis"><text:span text:style-name="T5">-a</text:span></text:span><text:span text:style-name="T5"> flag, the </text:span><text:span text:style-name="Strong_20_Emphasis"><text:span text:style-name="T5">-x</text:span></text:span><text:span text:style-name="T5"> flag overrides it.</text:span><text:bookmark text:name="uname__row-d3e145294"/></text:p>
          </table:table-cell>
        </table:table-row>
        <table:table-row>
          <table:table-cell table:style-name="Table1.A1" office:value-type="string">
            <text:p text:style-name="Table_20_Contents"><text:span text:style-name="Strong_20_Emphasis"><text:span text:style-name="T5">-F</text:span></text:span></text:p>
          </table:table-cell>
          <table:table-cell table:style-name="Table1.A1" office:value-type="string">
            <text:p text:style-name="P39">Displays a system identification string comprised of hexadecimal characters. This identification string is the same for all partitions on a particular system.<text:bookmark text:name="uname__row-d3e145300"/></text:p>
          </table:table-cell>
        </table:table-row>
        <table:table-row>
          <table:table-cell table:style-name="Table1.A1" office:value-type="string">
            <text:p text:style-name="Table_20_Contents"><text:span text:style-name="Strong_20_Emphasis"><text:span text:style-name="T5">-f</text:span></text:span></text:p>
          </table:table-cell>
          <table:table-cell table:style-name="Table1.A1" office:value-type="string">
            <text:p text:style-name="Table_20_Contents"><text:span text:style-name="T5">Similar to the </text:span><text:span text:style-name="Strong_20_Emphasis"><text:span text:style-name="T5">F</text:span></text:span><text:span text:style-name="T5"> flag, except that the partition number is also used in the calculation of this string. The resulting identification string is unique for each partition on a particular system.</text:span><text:bookmark text:name="uname__row-d3e145309"/></text:p>
          </table:table-cell>
        </table:table-row>
        <table:table-row>
          <table:table-cell table:style-name="Table1.A1" office:value-type="string">
            <text:p text:style-name="Table_20_Contents"><text:span text:style-name="Strong_20_Emphasis"><text:span text:style-name="T5">-l</text:span></text:span><text:span text:style-name="T5"> </text:span></text:p>
          </table:table-cell>
          <table:table-cell table:style-name="Table1.A1" office:value-type="string">
            <text:p text:style-name="P39">Displays the LAN network number.<text:bookmark text:name="uname__row-d3e145316"/></text:p>
          </table:table-cell>
        </table:table-row>
        <table:table-row>
          <table:table-cell table:style-name="Table1.A1" office:value-type="string">
            <text:p text:style-name="Table_20_Contents"><text:span text:style-name="Strong_20_Emphasis"><text:span text:style-name="T5">-L</text:span></text:span></text:p>
          </table:table-cell>
          <table:table-cell table:style-name="Table1.A1" office:value-type="string">
            <text:p text:style-name="P39">Displays LPAR number and LPAR name. If LPAR does not exist, -1 is displayed for LPAR number and NULL for LPAR name. If a system is capable of LPAR, but is currently running in Symmetric Multi Processing (SMP) mode, 1 is displayed for LPAR number and NULL for LPAR name.<text:bookmark text:name="uname__row-d3e145322"/></text:p>
          </table:table-cell>
        </table:table-row>
        <table:table-row>
          <table:table-cell table:style-name="Table1.A1" office:value-type="string">
            <text:p text:style-name="Table_20_Contents"><text:span text:style-name="Strong_20_Emphasis"><text:span text:style-name="T5">-m</text:span></text:span><text:span text:style-name="T5"> </text:span></text:p>
          </table:table-cell>
          <table:table-cell table:style-name="Table1.A1" office:value-type="string">
            <text:p text:style-name="P39">Displays the machine ID number of the hardware running the system. </text:p>
            <text:p text:style-name="P39">Note</text:p>
            <text:p text:style-name="Table_20_Contents"><text:span text:style-name="T5">The </text:span><text:span text:style-name="Strong_20_Emphasis"><text:span text:style-name="T5">-m</text:span></text:span><text:span text:style-name="T5"> flag cannot be used to generate a unique machine identifier for </text:span><text:soft-page-break/><text:span text:style-name="T5">partitions in an LPAR environment.</text:span><text:bookmark text:name="uname__row-d3e145335"/></text:p>
          </table:table-cell>
        </table:table-row>
        <table:table-row>
          <table:table-cell table:style-name="Table1.A1" office:value-type="string">
            <text:p text:style-name="Table_20_Contents"><text:span text:style-name="Strong_20_Emphasis"><text:span text:style-name="T5">-M</text:span></text:span><text:span text:style-name="T5"> </text:span></text:p>
          </table:table-cell>
          <table:table-cell table:style-name="Table1.A1" office:value-type="string">
            <text:p text:style-name="P39">Displays the system model name. If the model name attribute does not exist, a null string is displayed.<text:bookmark text:name="uname__row-d3e145342"/></text:p>
          </table:table-cell>
        </table:table-row>
        <table:table-row>
          <table:table-cell table:style-name="Table1.A1" office:value-type="string">
            <text:p text:style-name="Table_20_Contents"><text:span text:style-name="Strong_20_Emphasis"><text:span text:style-name="T5">-n</text:span></text:span><text:span text:style-name="T5"> </text:span></text:p>
          </table:table-cell>
          <table:table-cell table:style-name="Table1.A1" office:value-type="string">
            <text:p text:style-name="P39">Displays the name of the node. This may be a name the system is known by to a UUCP communications network. <text:bookmark text:name="uname__row-d3e145349"/></text:p>
          </table:table-cell>
        </table:table-row>
        <table:table-row>
          <table:table-cell table:style-name="Table1.A1" office:value-type="string">
            <text:p text:style-name="Table_20_Contents"><text:span text:style-name="Strong_20_Emphasis"><text:span text:style-name="T5">-p</text:span></text:span><text:span text:style-name="T5"> </text:span></text:p>
          </table:table-cell>
          <table:table-cell table:style-name="Table1.A1" office:value-type="string">
            <text:p text:style-name="P39">Displays the architecture of the system processor.<text:bookmark text:name="uname__row-d3e145356"/></text:p>
          </table:table-cell>
        </table:table-row>
        <table:table-row>
          <table:table-cell table:style-name="Table1.A1" office:value-type="string">
            <text:p text:style-name="Table_20_Contents"><text:span text:style-name="Strong_20_Emphasis"><text:span text:style-name="T5">-r</text:span></text:span><text:span text:style-name="T5"> </text:span></text:p>
          </table:table-cell>
          <table:table-cell table:style-name="Table1.A1" office:value-type="string">
            <text:p text:style-name="P39">Displays the release number of the operating system.<text:bookmark text:name="uname__row-d3e145363"/></text:p>
          </table:table-cell>
        </table:table-row>
        <table:table-row>
          <table:table-cell table:style-name="Table1.A1" office:value-type="string">
            <text:p text:style-name="Table_20_Contents"><text:span text:style-name="Strong_20_Emphasis"><text:span text:style-name="T5">-s</text:span></text:span><text:span text:style-name="T5"> </text:span></text:p>
          </table:table-cell>
          <table:table-cell table:style-name="Table1.A1" office:value-type="string">
            <text:p text:style-name="P39">Displays the system name. This flag is on by default.<text:bookmark text:name="uname__row-d3e145371"/></text:p>
          </table:table-cell>
        </table:table-row>
        <table:table-row>
          <table:table-cell table:style-name="Table1.A1" office:value-type="string">
            <text:p text:style-name="Table_20_Contents"><text:span text:style-name="Strong_20_Emphasis"><text:span text:style-name="T5">-S</text:span></text:span><text:span text:style-name="Emphasis"><text:span text:style-name="T5"> Name</text:span></text:span><text:span text:style-name="T5"> </text:span></text:p>
          </table:table-cell>
          <table:table-cell table:style-name="Table1.A1" office:value-type="string">
            <text:p text:style-name="P39">Sets the name of the node. This can be the UUCP communications network name for the system. <text:bookmark text:name="uname__row-d3e145380"/></text:p>
          </table:table-cell>
        </table:table-row>
        <table:table-row>
          <table:table-cell table:style-name="Table1.A1" office:value-type="string">
            <text:p text:style-name="Table_20_Contents"><text:span text:style-name="Strong_20_Emphasis"><text:span text:style-name="T5">-T</text:span></text:span><text:span text:style-name="Emphasis"><text:span text:style-name="T5"> Name</text:span></text:span><text:span text:style-name="T5"> </text:span></text:p>
          </table:table-cell>
          <table:table-cell table:style-name="Table1.A1" office:value-type="string">
            <text:p text:style-name="P39">Sets the system name. This can be the UUCP communications network name for the system.<text:bookmark text:name="uname__row-d3e145389"/></text:p>
          </table:table-cell>
        </table:table-row>
        <table:table-row>
          <table:table-cell table:style-name="Table1.A1" office:value-type="string">
            <text:p text:style-name="Table_20_Contents"><text:span text:style-name="Strong_20_Emphasis"><text:span text:style-name="T5">-u</text:span></text:span><text:span text:style-name="T5"> </text:span></text:p>
          </table:table-cell>
          <table:table-cell table:style-name="Table1.A1" office:value-type="string">
            <text:p text:style-name="Table_20_Contents"><text:span text:style-name="T5">Displays the system ID number. If this attribute is not defined, the output is the same as the output displayed by </text:span><text:span text:style-name="Strong_20_Emphasis"><text:span text:style-name="T5">uname</text:span></text:span><text:span text:style-name="T5"> </text:span><text:span text:style-name="Strong_20_Emphasis"><text:span text:style-name="T5">-m</text:span></text:span><text:span text:style-name="T5">.</text:span><text:bookmark text:name="uname__row-d3e145402"/></text:p>
          </table:table-cell>
        </table:table-row>
        <table:table-row>
          <table:table-cell table:style-name="Table1.A1" office:value-type="string">
            <text:p text:style-name="Table_20_Contents"><text:span text:style-name="Strong_20_Emphasis"><text:span text:style-name="T5">-v</text:span></text:span><text:span text:style-name="T5"> </text:span></text:p>
          </table:table-cell>
          <table:table-cell table:style-name="Table1.A1" office:value-type="string">
            <text:p text:style-name="P39">Displays the operating system version. <text:bookmark text:name="uname__row-d3e145409"/></text:p>
          </table:table-cell>
        </table:table-row>
        <table:table-row>
          <table:table-cell table:style-name="Table1.A1" office:value-type="string">
            <text:p text:style-name="Table_20_Contents"><text:span text:style-name="Strong_20_Emphasis"><text:span text:style-name="T5">-W</text:span></text:span></text:p>
          </table:table-cell>
          <table:table-cell table:style-name="Table1.A1" office:value-type="string">
            <text:p text:style-name="P39">Displays the static workload partition identification number. If the uname command runs in the Global environment, a value of zero is displayed.<text:bookmark text:name="uname__row-d3e145420"/></text:p>
          </table:table-cell>
        </table:table-row>
        <table:table-row>
          <table:table-cell table:style-name="Table1.A1" office:value-type="string">
            <text:p text:style-name="Table_20_Contents"><text:span text:style-name="Strong_20_Emphasis"><text:span text:style-name="T5">-x</text:span></text:span><text:span text:style-name="T5"> </text:span></text:p>
          </table:table-cell>
          <table:table-cell table:style-name="Table1.A1" office:value-type="string">
            <text:p text:style-name="Table_20_Contents"><text:span text:style-name="T5">Displays the information specified with the </text:span><text:a xlink:type="simple" xlink:href="https://www.ibm.com/support/knowledgecenter/ssw_aix_71/com.ibm.aix.cmds5/uname.htm?view=kc#uname__row-d3e145254"><text:span text:style-name="Strong_20_Emphasis"><text:span text:style-name="T5">-a</text:span></text:span></text:a><text:span text:style-name="T5"> flag as well as the LAN network number, as specified by the </text:span><text:span text:style-name="Strong_20_Emphasis"><text:span text:style-name="T5">-l</text:span></text:span><text:span text:style-name="T5"> flag.</text:span></text:p>
          </table:table-cell>
        </table:table-row>
      </table:table>
      <text:p text:style-name="Text_20_body"><text:bookmark text:name="uname__e3ea57a449mart"/><text:span text:style-name="T5">If you enter a flag that is not valid, the </text:span><text:span text:style-name="Strong_20_Emphasis"><text:span text:style-name="T5">uname</text:span></text:span><text:span text:style-name="T5"> command exits with an error message, an error return status, and no output. </text:span></text:p>
      <text:p text:style-name="Quotations"><text:span text:style-name="Strong_20_Emphasis"><text:span text:style-name="T5">Note:</text:span></text:span><text:span text:style-name="T5"> The uname command does not preserve the new system name and node name values across system reboot.</text:span></text:p>
      <text:h text:style-name="P27" text:outline-level="2">Exit Status </text:h>
      <text:p text:style-name="P19"><text:bookmark text:name="uname__e3ea57a607mart"/>This command returns the following exit values: </text:p>
      <table:table table:name="Table2" table:style-name="Table2">
        <table:table-column table:style-name="Table2.A"/>
        <table:table-column table:style-name="Table2.B"/>
        <table:table-header-rows>
          <table:table-row>
            <table:table-cell table:style-name="Table2.A1" office:value-type="string">
              <text:p text:style-name="P31"><text:bookmark text:name="d470835e381"/>Item<text:bookmark text:name="d470835e383"/></text:p>
            </table:table-cell>
            <table:table-cell table:style-name="Table2.A1" office:value-type="string">
              <text:p text:style-name="P31">Description<text:bookmark text:name="uname__row-d3e145458"/></text:p>
            </table:table-cell>
          </table:table-row>
        </table:table-header-rows>
        <table:table-row>
          <table:table-cell table:style-name="Table2.A1" office:value-type="string">
            <text:p text:style-name="Table_20_Contents"><text:span text:style-name="Strong_20_Emphasis"><text:span text:style-name="T5">0</text:span></text:span><text:span text:style-name="T5"> </text:span></text:p>
          </table:table-cell>
          <table:table-cell table:style-name="Table2.A1" office:value-type="string">
            <text:p text:style-name="P39">The requested information was successfully written.<text:bookmark text:name="uname__row-d3e145465"/></text:p>
          </table:table-cell>
        </table:table-row>
        <table:table-row>
          <table:table-cell table:style-name="Table2.A1" office:value-type="string">
            <text:p text:style-name="Table_20_Contents"><text:span text:style-name="Strong_20_Emphasis"><text:span text:style-name="T5">&gt;0</text:span></text:span><text:span text:style-name="T5"> </text:span></text:p>
          </table:table-cell>
          <table:table-cell table:style-name="Table2.A1" office:value-type="string">
            <text:p text:style-name="P39">An error occurred.</text:p>
          </table:table-cell>
        </table:table-row>
      </table:table>
      <text:h text:style-name="P27" text:outline-level="2">Security</text:h>
      <text:p text:style-name="P38">Attention RBAC users and Trusted AIX users</text:p>
      <text:p text:style-name="Text_20_body"><text:soft-page-break/><text:span text:style-name="T5">This command can perform privileged operations. Only privileged users can run privileged operations. For more information about authorizations and privileges, see Privileged Command Database in </text:span><text:span text:style-name="Emphasis"><text:span text:style-name="T5">Security</text:span></text:span><text:span text:style-name="T5">. For a list of privileges and the authorizations associated with this command, see the lssecattr command or the getcmdattr subcommand.</text:span></text:p>
      <text:h text:style-name="P27" text:outline-level="2">Example </text:h>
      <text:p text:style-name="P19"><text:bookmark text:name="uname__e3ea57a901mart"/>To display the complete system name and version banner, enter: </text:p>
      <text:p text:style-name="Text_20_body"><text:bookmark text:name="uname__a133z925a9"/><text:span text:style-name="Example"><text:span text:style-name="T5">uname </text:span></text:span><text:a xlink:type="simple" xlink:href="https://www.ibm.com/support/knowledgecenter/ssw_aix_71/com.ibm.aix.cmds5/uname.htm?view=kc#uname__row-d3e145254"><text:span text:style-name="Example"><text:span text:style-name="T5">-a</text:span></text:span></text:a></text:p>
      <text:h text:style-name="P27" text:outline-level="2">Files </text:h>
      <table:table table:name="Table3" table:style-name="Table3">
        <table:table-column table:style-name="Table3.A"/>
        <table:table-column table:style-name="Table3.B"/>
        <table:table-header-rows>
          <table:table-row>
            <table:table-cell table:style-name="Table3.A1" office:value-type="string">
              <text:p text:style-name="P31"><text:bookmark text:name="d470835e440"/>Item<text:bookmark text:name="d470835e442"/></text:p>
            </table:table-cell>
            <table:table-cell table:style-name="Table3.A1" office:value-type="string">
              <text:p text:style-name="P31">Description<text:bookmark text:name="uname__row-d3e145505"/></text:p>
            </table:table-cell>
          </table:table-row>
        </table:table-header-rows>
        <table:table-row>
          <table:table-cell table:style-name="Table3.A1" office:value-type="string">
            <text:p text:style-name="Table_20_Contents"><text:span text:style-name="Strong_20_Emphasis"><text:span text:style-name="T5">/usr/bin/uname</text:span></text:span><text:span text:style-name="T5"> </text:span></text:p>
          </table:table-cell>
          <table:table-cell table:style-name="Table3.A1" office:value-type="string">
            <text:p text:style-name="Table_20_Contents"><text:span text:style-name="T5">Contains the</text:span><text:span text:style-name="Strong_20_Emphasis"><text:span text:style-name="T5"> uname</text:span></text:span><text:span text:style-name="T5"> command.</text:span></text:p>
          </table:table-cell>
        </table:table-row>
      </table:table>
      <text:p text:style-name="P8"/>
      <text:h text:style-name="P28" text:outline-level="1">Q. Cross Compilation steps?</text:h>
      <text:h text:style-name="P28" text:outline-level="1">Very Simple Guide for Building Cross Compilers Tips</text:h>
      <text:p text:style-name="P19">The following is steps to build cross compilers. So far, I tried only for PowerPC and MIPS.</text:p>
      <text:p text:style-name="P19">Basically, all you have to do is to follow the following 9 steps.</text:p>
      <text:list xml:id="list2206333804273902456" text:style-name="L2">
        <text:list-item>
          <text:p text:style-name="P47"><text:a xlink:type="simple" xlink:href="http://www.ifp.illinois.edu/%7Enakazato/tips/xgcc.html#pre"><text:span text:style-name="T5">Download sources</text:span></text:a><text:span text:style-name="T5"> </text:span></text:p>
        </text:list-item>
        <text:list-item>
          <text:p text:style-name="P47"><text:a xlink:type="simple" xlink:href="http://www.ifp.illinois.edu/%7Enakazato/tips/xgcc.html#env"><text:span text:style-name="T5">Set environment variables</text:span></text:a><text:span text:style-name="T5"> </text:span></text:p>
        </text:list-item>
        <text:list-item>
          <text:p text:style-name="P47"><text:a xlink:type="simple" xlink:href="http://www.ifp.illinois.edu/%7Enakazato/tips/xgcc.html#binutil"><text:span text:style-name="T5">Build binutils</text:span></text:a><text:span text:style-name="T5"> </text:span></text:p>
        </text:list-item>
        <text:list-item>
          <text:p text:style-name="P47"><text:a xlink:type="simple" xlink:href="http://www.ifp.illinois.edu/%7Enakazato/tips/xgcc.html#boostrap"><text:span text:style-name="T5">Build bootstrap gcc</text:span></text:a><text:span text:style-name="T5"> </text:span></text:p>
        </text:list-item>
        <text:list-item>
          <text:p text:style-name="P47"><text:a xlink:type="simple" xlink:href="http://www.ifp.illinois.edu/%7Enakazato/tips/xgcc.html#newlib"><text:span text:style-name="T5">Build newlib</text:span></text:a><text:span text:style-name="T5"> </text:span></text:p>
        </text:list-item>
        <text:list-item>
          <text:p text:style-name="P47"><text:a xlink:type="simple" xlink:href="http://www.ifp.illinois.edu/%7Enakazato/tips/xgcc.html#gccagain"><text:span text:style-name="T5">Build gcc again with newlib</text:span></text:a><text:span text:style-name="T5"> </text:span></text:p>
        </text:list-item>
        <text:list-item>
          <text:p text:style-name="P47"><text:a xlink:type="simple" xlink:href="http://www.ifp.illinois.edu/%7Enakazato/tips/xgcc.html#GDB"><text:span text:style-name="T5">GDB with PSIM</text:span></text:a><text:span text:style-name="T5"> </text:span></text:p>
        </text:list-item>
        <text:list-item>
          <text:p text:style-name="P47"><text:a xlink:type="simple" xlink:href="http://www.ifp.illinois.edu/%7Enakazato/tips/xgcc.html#compile"><text:span text:style-name="T5">Compile your code</text:span></text:a><text:span text:style-name="T5"> </text:span></text:p>
        </text:list-item>
        <text:list-item>
          <text:p text:style-name="P44"><text:a xlink:type="simple" xlink:href="http://www.ifp.illinois.edu/%7Enakazato/tips/xgcc.html#run"><text:span text:style-name="T5">Run</text:span></text:a><text:span text:style-name="T5"> </text:span></text:p>
        </text:list-item>
      </text:list>
      <text:h text:style-name="P27" text:outline-level="2"/>
      <text:h text:style-name="P27" text:outline-level="2"><text:bookmark text:name="pre"/>1. What do you need?</text:h>
      <text:p text:style-name="P19">First, you have to obtain the following source codes</text:p>
      <text:list xml:id="list5666588871720255904" text:style-name="L3">
        <text:list-item>
          <text:p text:style-name="P48"><text:soft-page-break/><text:span text:style-name="T5">binutils </text:span><text:a xlink:type="simple" xlink:href="http://www.gnu.org/software/binutils/"><text:span text:style-name="T5">http://www.gnu.org/software/binutils/ </text:span></text:a></text:p>
        </text:list-item>
        <text:list-item>
          <text:p text:style-name="P48"><text:span text:style-name="T5">GCC </text:span><text:a xlink:type="simple" xlink:href="http://www.gnu.org/software/gcc/gcc.html"><text:span text:style-name="T5">http://www.gnu.org/software/gcc/gcc.html</text:span></text:a><text:span text:style-name="T5"> </text:span></text:p>
        </text:list-item>
        <text:list-item>
          <text:p text:style-name="P48"><text:span text:style-name="T5">newlib </text:span><text:a xlink:type="simple" xlink:href="http://sources.redhat.com/newlib/"><text:span text:style-name="T5">http://sources.redhat.com/newlib/</text:span></text:a><text:span text:style-name="T5"> </text:span></text:p>
        </text:list-item>
        <text:list-item>
          <text:p text:style-name="P45"><text:span text:style-name="T5">GDB </text:span><text:a xlink:type="simple" xlink:href="http://www.gnu.org/software/gdb/gdb.html"><text:span text:style-name="T5">http://www.gnu.org/software/gdb/gdb.html</text:span></text:a><text:span text:style-name="T5"> </text:span></text:p>
        </text:list-item>
      </text:list>
      <text:h text:style-name="P27" text:outline-level="2"><text:bookmark text:name="env"/>2. Set environment variables</text:h>
      <text:p text:style-name="Text_20_body"><text:span text:style-name="T5">First, choose your taget such as </text:span><text:span text:style-name="Source_20_Text"><text:span text:style-name="T5">powerpc-eabi, powerpc-elf, mips-elf</text:span></text:span><text:span text:style-name="T5">, and so on</text:span></text:p>
      <text:p text:style-name="P19">For bash simply type</text:p>
      <text:p text:style-name="P37">% export TARGET=powerpc-eabi</text:p>
      <text:p text:style-name="P37">% export PREFIX=/usr/local/$TARGET</text:p>
      <text:p text:style-name="P34">% export PATH=$PATH:$PREFIX/bin</text:p>
      <text:h text:style-name="P27" text:outline-level="2"><text:bookmark text:name="binutil"/>3. Build binutils</text:h>
      <text:p text:style-name="P37">% tar xjfv binutils-2.17.tar.bz2</text:p>
      <text:p text:style-name="P37">% mkdir build-binutils</text:p>
      <text:p text:style-name="P37">% cd build-binutils</text:p>
      <text:p text:style-name="P37">% ../binutils-2.17/configure --target=$TARGET --prefix=$PREFIX</text:p>
      <text:p text:style-name="P37">% make all</text:p>
      <text:p text:style-name="P34">% make install</text:p>
      <text:h text:style-name="P27" text:outline-level="2"><text:bookmark text:name="boostrap"/>4. Build bootstrap GCC</text:h>
      <text:p text:style-name="P37">% tar xjfv gcc-4.1.1.tar.bz2</text:p>
      <text:p text:style-name="P37">% mkdir build-gcc</text:p>
      <text:p text:style-name="P37">% cd build-gcc</text:p>
      <text:p text:style-name="P37">% ../gcc-4.1.1/configure --target=$TARGET --prefix=$PREFIX --without-headers --with-newlib <text:s/>--with-gnu-as --with-gnu-ld</text:p>
      <text:p text:style-name="P37">% make all-gcc</text:p>
      <text:p text:style-name="P34">% make install-gcc</text:p>
      <text:p text:style-name="Text_20_body"><text:span text:style-name="Source_20_Text"><text:span text:style-name="T5">--with-gnu-as --with-gnu-ld</text:span></text:span><text:span text:style-name="T5"> prevents native assembler on certain architectures. (for others, these do not have any effects)</text:span></text:p>
      <text:h text:style-name="P27" text:outline-level="2"><text:bookmark text:name="newlib"/>5. Build newlib </text:h>
      <text:p text:style-name="P19">Newlib provides standard C library for embedded systems</text:p>
      <text:p text:style-name="P37">% tar xzfv newlib-1.14.0.tar.gz </text:p>
      <text:p text:style-name="P37">% mkdir build-newlib</text:p>
      <text:p text:style-name="P37">% cd build-newlib</text:p>
      <text:p text:style-name="P37">% ../newlib-1.14.0/configure --target=$TARGET --prefix=$PREFIX</text:p>
      <text:p text:style-name="P37">% make all</text:p>
      <text:p text:style-name="P34"><text:soft-page-break/>% make install</text:p>
      <text:h text:style-name="P27" text:outline-level="2"><text:bookmark text:name="gccagain"/>6. Build GCC again with newlib</text:h>
      <text:p text:style-name="P37">% cd build-gcc</text:p>
      <text:p text:style-name="P37">% ../gcc-4.1.1/configure --target=$TARGET --prefix=$PREFIX --with-newlib --with-gnu-as --with-gnu-ld --disable-shared --disable-libssp</text:p>
      <text:p text:style-name="P37">% make all</text:p>
      <text:p text:style-name="P34">% make install</text:p>
      <text:h text:style-name="P27" text:outline-level="2"><text:bookmark text:name="GDB"/>7. GDB with PSIM</text:h>
      <text:p text:style-name="P37">% tar xjfv gdb-6.3.tar.bz2 <text:s/></text:p>
      <text:p text:style-name="P37">% mkdir build-gdb</text:p>
      <text:p text:style-name="P37">% cd build-gdb</text:p>
      <text:p text:style-name="P37">% ../gdb-6.3/configure --target=$TARGET --prefix=$PREFIX --enable-sim-powerpc</text:p>
      <text:p text:style-name="P37">--enable-sim-stdio</text:p>
      <text:p text:style-name="P37">% make all</text:p>
      <text:p text:style-name="P34">% make install</text:p>
      <text:p text:style-name="P19">Congratulations! You build your tool chain</text:p>
      <text:h text:style-name="P27" text:outline-level="2"><text:bookmark text:name="compile"/>8. Compile your code</text:h>
      <text:p text:style-name="P19">Now, it's time to compile your code.</text:p>
      <text:p text:style-name="P37">% powerpc-eabi-gcc -mcpu=405 hello.c -o hello -msim</text:p>
      <text:p text:style-name="P34">% mips-elf-gcc -Tidt.ld -mips4 hello.c -o hello</text:p>
      <text:p text:style-name="Text_20_body"><text:span text:style-name="Source_20_Text"><text:span text:style-name="T5">-T</text:span></text:span><text:span text:style-name="T5"> option specifies libraries that include start code.</text:span></text:p>
      <text:p text:style-name="P19">To Compile with specific Memory map </text:p>
      <text:p text:style-name="P37">% powerpc-eabi-gcc -Wl,-Ttext,0x4000,-Tdata,0xf000 hello.c -msim</text:p>
      <text:p text:style-name="P34">(-Wl,-Ttext,0x4000,-Tdata,0x10000)</text:p>
      <text:h text:style-name="P27" text:outline-level="2"><text:bookmark text:name="run"/>9. Run</text:h>
      <text:p text:style-name="P37">% powerpc-eabi-run hello</text:p>
      <text:p text:style-name="P34">% mips-elf-run hello</text:p>
      <text:p text:style-name="P3"><text:span text:style-name="T5">Q. What is </text:span><text:span text:style-name="Strong_20_Emphasis"><text:span text:style-name="T5">Monolithic kernel and Micro kernel ?</text:span></text:span></text:p>
      <text:p text:style-name="P9"/>
      <text:p text:style-name="P18"><text:span text:style-name="Strong_20_Emphasis"><text:span text:style-name="T5"><text:tab/>Monolithic kernel</text:span></text:span></text:p>
      <text:p text:style-name="Text_20_body"><text:span text:style-name="T5">All the parts of a kernel like the Scheduler, File System, Memory Management, Networking Stacks, Device Drivers, etc., are maintained in one unit within the kernel </text:span><text:soft-page-break/><text:span text:style-name="T5">in </text:span><text:span text:style-name="Strong_20_Emphasis"><text:span text:style-name="T5">Monolithic Kernel</text:span></text:span></text:p>
      <text:p text:style-name="P23"><text:span text:style-name="Strong_20_Emphasis">Micro kernel</text:span></text:p>
      <text:p text:style-name="P19">Only the very important parts like IPC(Inter process Communication), basic scheduler, basic memory handling, basic I/O primitives etc., are put into the kernel. Communication happen via message passing. Others are maintained as server processes in User Space.</text:p>
      <text:h text:style-name="P49" text:outline-level="3"><text:span text:style-name="T7">Comparison Chart</text:span></text:h>
      <text:p text:style-name="P41"><text:bookmark text:name="tablepress-132"/></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Basis for Comparison</text:p>
            </table:table-cell>
            <table:table-cell table:style-name="Table6.A1" office:value-type="string">
              <text:p text:style-name="Table_20_Heading">Microkernel</text:p>
            </table:table-cell>
            <table:table-cell table:style-name="Table6.A1" office:value-type="string">
              <text:p text:style-name="Table_20_Heading">Monolithic Kernel</text:p>
            </table:table-cell>
          </table:table-row>
        </table:table-header-rows>
        <table:table-row>
          <table:table-cell table:style-name="Table6.A1" office:value-type="string">
            <text:p text:style-name="Table_20_Contents">Basic</text:p>
          </table:table-cell>
          <table:table-cell table:style-name="Table6.A1" office:value-type="string">
            <text:p text:style-name="Table_20_Contents">In microkernel user services and kernel, services are kept in separate address space.</text:p>
          </table:table-cell>
          <table:table-cell table:style-name="Table6.A1" office:value-type="string">
            <text:p text:style-name="Table_20_Contents">In monolithic kernel, both user services and kernel services are kept in the same address space. </text:p>
          </table:table-cell>
        </table:table-row>
        <table:table-row>
          <table:table-cell table:style-name="Table6.A1" office:value-type="string">
            <text:p text:style-name="Table_20_Contents">Size</text:p>
          </table:table-cell>
          <table:table-cell table:style-name="Table6.A1" office:value-type="string">
            <text:p text:style-name="Table_20_Contents">Microkernel are smaller in size.</text:p>
          </table:table-cell>
          <table:table-cell table:style-name="Table6.A1" office:value-type="string">
            <text:p text:style-name="Table_20_Contents">Monolithic kernel is larger than microkernel.</text:p>
          </table:table-cell>
        </table:table-row>
        <table:table-row>
          <table:table-cell table:style-name="Table6.A1" office:value-type="string">
            <text:p text:style-name="Table_20_Contents">Execution</text:p>
          </table:table-cell>
          <table:table-cell table:style-name="Table6.A1" office:value-type="string">
            <text:p text:style-name="Table_20_Contents">Slow execution.</text:p>
          </table:table-cell>
          <table:table-cell table:style-name="Table6.A1" office:value-type="string">
            <text:p text:style-name="Table_20_Contents">Fast execution.</text:p>
          </table:table-cell>
        </table:table-row>
        <table:table-row>
          <table:table-cell table:style-name="Table6.A1" office:value-type="string">
            <text:p text:style-name="Table_20_Contents">Extendible</text:p>
          </table:table-cell>
          <table:table-cell table:style-name="Table6.A1" office:value-type="string">
            <text:p text:style-name="Table_20_Contents">The microkernel is easily extendible.</text:p>
          </table:table-cell>
          <table:table-cell table:style-name="Table6.A1" office:value-type="string">
            <text:p text:style-name="Table_20_Contents">The monolithic kernel is hard to extend. </text:p>
          </table:table-cell>
        </table:table-row>
        <table:table-row>
          <table:table-cell table:style-name="Table6.A1" office:value-type="string">
            <text:p text:style-name="Table_20_Contents">Security</text:p>
          </table:table-cell>
          <table:table-cell table:style-name="Table6.A1" office:value-type="string">
            <text:p text:style-name="Table_20_Contents">If a service crashes, it does effect on working of microkernel.</text:p>
          </table:table-cell>
          <table:table-cell table:style-name="Table6.A1" office:value-type="string">
            <text:p text:style-name="Table_20_Contents">If a service crashes, the whole system crashes in monolithic kernel.</text:p>
          </table:table-cell>
        </table:table-row>
        <table:table-row>
          <table:table-cell table:style-name="Table6.A1" office:value-type="string">
            <text:p text:style-name="Table_20_Contents">Code</text:p>
          </table:table-cell>
          <table:table-cell table:style-name="Table6.A1" office:value-type="string">
            <text:p text:style-name="Table_20_Contents">To write a microkernel, more code is required.</text:p>
          </table:table-cell>
          <table:table-cell table:style-name="Table6.A1" office:value-type="string">
            <text:p text:style-name="Table_20_Contents">To write a monolithic kernel, less code is required.</text:p>
          </table:table-cell>
        </table:table-row>
        <table:table-row>
          <table:table-cell table:style-name="Table6.A1" office:value-type="string">
            <text:p text:style-name="Table_20_Contents">Example</text:p>
          </table:table-cell>
          <table:table-cell table:style-name="Table6.A1" office:value-type="string">
            <text:p text:style-name="Table_20_Contents">QNX, Symbian, L4Linux, Singularity, K42, Mac OS X, Integrity, PikeOS, HURD, Minix, and Coyotos.</text:p>
          </table:table-cell>
          <table:table-cell table:style-name="Table6.A1" office:value-type="string">
            <text:p text:style-name="Table_20_Contents">Linux, BSDs (FreeBSD, OpenBSD, NetBSD), Microsoft Windows (95,98,Me), Solaris, OS-9, AIX, HP-UX, DOS, OpenVMS, XTS-400 etc.</text:p>
          </table:table-cell>
        </table:table-row>
      </table:table>
      <text:p text:style-name="P21"/>
      <text:p text:style-name="P21"/>
      <text:p text:style-name="P21"/>
      <text:p text:style-name="P21"/>
      <text:p text:style-name="P21"/>
      <text:p text:style-name="P21"/>
      <text:p text:style-name="P21"/>
      <text:p text:style-name="P26">Q.write a program to reverse the string using recursion ? And find string lenth using recursion ?</text:p>
      <text:p text:style-name="P25"/>
      <text:p text:style-name="P25"/>
      <text:p text:style-name="P26">Q. write a program to swap the particular nods ?</text:p>
      <text:p text:style-name="P25"><text:soft-page-break/></text:p>
      <text:p text:style-name="P25"/>
      <text:p text:style-name="P26">Q. find the number of bits set in a number?</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4:26:26.734828393</meta:creation-date>
    <dc:date>2017-11-17T10:24:13.490993105</dc:date>
    <meta:editing-duration>PT23M4S</meta:editing-duration>
    <meta:editing-cycles>4</meta:editing-cycles>
    <meta:generator>LibreOffice/4.2.8.2$Linux_X86_64 LibreOffice_project/420m0$Build-2</meta:generator>
    <meta:document-statistic meta:table-count="6" meta:image-count="0" meta:object-count="0" meta:page-count="10" meta:paragraph-count="239" meta:word-count="1958" meta:character-count="11790" meta:non-whitespace-character-count="10038"/>
  </office:meta>
</office:document-meta>
</file>